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9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10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11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b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6">B</text:span><text:span text:style-name="T7">V</text:span><text:span text:style-name="T8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2">S</text:span><text:span text:style-name="T9">'</text:span><text:span text:style-name="T10">R</text:span><text:span text:style-name="T7">X</text:span><text:span text:style-name="T9">Y</text:span><text:span text:style-name="T10">A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1">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7cm" svg:x="13.3cm" svg:y="2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8" draw:text-style-name="P11" draw:layer="layout" svg:width="0.959cm" svg:height="0.962cm" svg:x="13.8cm" svg:y="2.038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9-20T12:37:21.889000000</dc:date>
    <meta:editing-duration>PT13H21M53S</meta:editing-duration>
    <meta:editing-cycles>54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4"/>
  </office:meta>
</office:document-meta>
</file>